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ssa imagem é uma ilustração estilizada de um cachorro Dachshund. O Dachshund é conhecido por suas orelhas grandes e caídas, corpo longo e pernas curtas. A coloração predominante é escura, com destaques em marrom claro no rosto, barriga e patas. O fundo é de uma cor sóbria que contrasta com a coloração do cachorro. Se você gosta de arte canina ou é fã dessa raça em particular, essa imagem pode ser interessante para você! 🐶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19:25:21.810689302</meta:creation-date>
    <dc:date>2024-08-06T19:28:06.971174599</dc:date>
    <meta:editing-duration>PT2M47S</meta:editing-duration>
    <meta:editing-cycles>1</meta:editing-cycles>
    <meta:document-statistic meta:table-count="0" meta:image-count="0" meta:object-count="0" meta:page-count="1" meta:paragraph-count="1" meta:word-count="75" meta:character-count="426" meta:non-whitespace-character-count="352"/>
    <meta:generator>LibreOffice/24.2.5.2$Linux_X86_64 LibreOffice_project/d6e8b0f3fc6e8af2b00cf4969fd0d2fa45b9a62e</meta:generator>
  </office:meta>
</office:document-meta>
</file>